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E1000000E1EF140A1E3D920C68.png" manifest:media-type="image/png"/>
  <manifest:file-entry manifest:full-path="Pictures/10000201000000E1000000E12FBC6516DCB8F2FC.png" manifest:media-type="image/png"/>
  <manifest:file-entry manifest:full-path="Pictures/10000201000000E1000000E16E06BE37838131EE.png" manifest:media-type="image/png"/>
  <manifest:file-entry manifest:full-path="Pictures/10000201000000E1000000E110D902B9743FCF93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22.05cm" fo:min-width="10.7cm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solid" svg:stroke-color="#3465a4" svg:stroke-linecap="roun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1.15cm"/>
    </style:style>
    <style:style style:name="gr5" style:family="graphic" style:parent-style-name="Objekt_20_ohne_20_Füllung_20_und_20_Linie">
      <style:graphic-properties draw:stroke="solid" svg:stroke-color="#3465a4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1.45cm"/>
    </style:style>
    <style:style style:name="co1" style:family="table-column">
      <style:table-column-properties style:column-width="3.777cm" style:use-optimal-column-width="false"/>
    </style:style>
    <style:style style:name="co2" style:family="table-column">
      <style:table-column-properties style:column-width="4.651cm" style:use-optimal-column-width="false"/>
    </style:style>
    <style:style style:name="co3" style:family="table-column">
      <style:table-column-properties style:column-width="1.993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3.521cm"/>
    </style:style>
    <style:style style:name="ce1" style:family="table-cell">
      <loext:graphic-properties draw:fill="none"/>
    </style:style>
    <style:style style:name="ce2" style:family="table-cell">
      <loext:graphic-properties draw:fill="none"/>
      <style:paragraph-properties fo:text-align="end"/>
      <style:text-properties fo:font-size="32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8pt" style:font-size-asian="18pt" style:font-size-complex="18pt"/>
    </style:style>
    <style:style style:name="P4" style:family="paragraph">
      <loext:graphic-properties draw:fill="none" draw:fill-color="#ffffff"/>
      <style:paragraph-properties fo:text-align="center"/>
      <style:text-properties fo:font-size="28pt" style:font-size-asian="18pt" style:font-size-complex="18pt"/>
    </style:style>
    <style:style style:name="P5" style:family="paragraph">
      <style:text-properties fo:font-size="24pt" style:font-size-asian="18pt" style:font-size-complex="18pt"/>
    </style:style>
    <style:style style:name="P6" style:family="paragraph">
      <loext:graphic-properties draw:fill="none" draw:fill-color="#ffffff"/>
      <style:text-properties fo:font-size="24pt" style:font-size-asian="18pt" style:font-size-complex="18pt"/>
    </style:style>
    <style:style style:name="P7" style:family="paragraph">
      <style:paragraph-properties fo:text-align="end"/>
      <style:text-properties fo:font-size="3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2cm" svg:height="22.3cm" svg:x="4.5cm" svg:y="3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02cm" svg:height="1.602cm" svg:x="13.498cm" svg:y="4.2cm">
          <draw:image xlink:href="Pictures/10000201000000E1000000E1EF140A1E3D920C68.png" xlink:type="simple" xlink:show="embed" xlink:actuate="onLoad" loext:mime-type="image/png">
            <text:p/>
          </draw:image>
        </draw:frame>
        <draw:frame draw:style-name="gr3" draw:text-style-name="P2" draw:layer="layout" svg:width="2cm" svg:height="2cm" svg:x="12.3cm" svg:y="8.9cm">
          <draw:image xlink:href="Pictures/10000201000000E1000000E12FBC6516DCB8F2FC.png" xlink:type="simple" xlink:show="embed" xlink:actuate="onLoad" loext:mime-type="image/png">
            <text:p/>
          </draw:image>
        </draw:frame>
        <draw:frame draw:style-name="gr4" draw:text-style-name="P4" draw:layer="layout" svg:width="8.2cm" svg:height="1.4cm" svg:x="6cm" svg:y="6.5cm">
          <draw:text-box>
            <text:p text:style-name="P3">EbikeName</text:p>
          </draw:text-box>
        </draw:frame>
        <draw:frame draw:style-name="gr5" draw:text-style-name="P2" draw:layer="layout" svg:width="2cm" svg:height="2cm" svg:x="9.2cm" svg:y="8.9cm">
          <draw:image xlink:href="Pictures/10000201000000E1000000E110D902B9743FCF93.png" xlink:type="simple" xlink:show="embed" xlink:actuate="onLoad" loext:mime-type="image/png">
            <text:p/>
          </draw:image>
        </draw:frame>
        <draw:frame draw:style-name="gr5" draw:text-style-name="P2" draw:layer="layout" svg:width="2cm" svg:height="2cm" svg:x="5.7cm" svg:y="8.9cm">
          <draw:image xlink:href="Pictures/10000201000000E1000000E16E06BE37838131EE.png" xlink:type="simple" xlink:show="embed" xlink:actuate="onLoad" loext:mime-type="image/png">
            <text:p/>
          </draw:image>
        </draw:frame>
        <draw:frame draw:style-name="gr6" draw:text-style-name="P6" draw:layer="layout" svg:width="8.3cm" svg:height="1.7cm" svg:x="4.8cm" svg:y="4.3cm">
          <draw:text-box>
            <text:p text:style-name="P5">eBikeMonitor</text:p>
          </draw:text-box>
        </draw:frame>
        <draw:frame draw:style-name="standard" draw:layer="layout" svg:width="10.42cm" svg:height="13.515cm" svg:x="4.739cm" svg:y="12.44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/>
                <text:p>Speed</text:p>
              </table:table-cell>
              <table:table-cell table:style-name="ce2">
                <text:p text:style-name="P7">23.0</text:p>
              </table:table-cell>
              <table:table-cell>
                <text:p/>
                <text:p>km/h</text:p>
              </table:table-cell>
            </table:table-row>
            <table:table-row table:style-name="ro1" table:default-cell-style-name="ce1">
              <table:table-cell>
                <text:p/>
                <text:p>Assist</text:p>
              </table:table-cell>
              <table:table-cell table:style-name="ce2">
                <text:p text:style-name="P7">TOUR+</text:p>
              </table:table-cell>
              <table:table-cell/>
            </table:table-row>
            <table:table-row table:style-name="ro1" table:default-cell-style-name="ce1">
              <table:table-cell>
                <text:p/>
                <text:p>SoC</text:p>
              </table:table-cell>
              <table:table-cell table:style-name="ce2">
                <text:p text:style-name="P7">93</text:p>
              </table:table-cell>
              <table:table-cell>
                <text:p/>
                <text:p>%</text:p>
              </table:table-cell>
            </table:table-row>
            <table:table-row table:style-name="ro1" table:default-cell-style-name="ce1">
              <table:table-cell>
                <text:p/>
                <text:p>Power</text:p>
              </table:table-cell>
              <table:table-cell table:style-name="ce2">
                <text:p text:style-name="P7">120</text:p>
              </table:table-cell>
              <table:table-cell>
                <text:p/>
                <text:p>W</text:p>
              </table:table-cell>
            </table:table-row>
            <table:table-row table:style-name="ro1" table:default-cell-style-name="ce1">
              <table:table-cell>
                <text:p>Total Distance</text:p>
              </table:table-cell>
              <table:table-cell table:style-name="ce2">
                <text:p text:style-name="P7">12345.6</text:p>
              </table:table-cell>
              <table:table-cell>
                <text:p/>
                <text:p>kWh</text:p>
              </table:table-cell>
            </table:table-row>
            <table:table-row table:style-name="ro2" table:default-cell-style-name="ce1">
              <table:table-cell>
                <text:p>Total Energy</text:p>
              </table:table-cell>
              <table:table-cell table:style-name="ce2">
                <text:p text:style-name="P7">64.123</text:p>
              </table:table-cell>
              <table:table-cell>
                <text:p/>
                <text:p>kWh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6-02-19T14:57:09.731000000</meta:creation-date>
    <dc:date>2026-02-19T15:36:47.813000000</dc:date>
    <meta:editing-duration>PT39M36S</meta:editing-duration>
    <meta:editing-cycles>5</meta:editing-cycles>
    <meta:generator>LibreOffice/6.2.4.2$Windows_X86_64 LibreOffice_project/2412653d852ce75f65fbfa83fb7e7b669a126d64</meta:generator>
    <meta:document-statistic meta:object-count="8"/>
  </office:meta>
</office:document-meta>
</file>